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styles.xml" manifest:media-type="text/xml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anifest.rdf" manifest:media-type="application/rdf+xml"/>
  <manifest:file-entry manifest:full-path="Object 1/settings.xml" manifest:media-type="text/xml"/>
  <manifest:file-entry manifest:full-path="Object 1/" manifest:version="1.2" manifest:media-type="application/vnd.oasis.opendocument.spreadsheet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Roboto Mono" svg:font-family="'Roboto Mono', 'Droid Sans Mono', monospace, monospace, 'Droid Sans Fallback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officeooo:rsid="000fbfe4" officeooo:paragraph-rsid="000fbfe4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11a798" officeooo:paragraph-rsid="0011a798" style:font-size-asian="12.25pt" style:font-weight-asian="bold" style:font-size-complex="14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2pt" style:text-underline-style="solid" style:text-underline-width="auto" style:text-underline-color="font-color" fo:font-weight="bold" officeooo:rsid="0011a798" officeooo:paragraph-rsid="0011a798" style:font-size-asian="12.25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1a798" officeooo:paragraph-rsid="0011a798" style:font-size-asian="12.25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language="el" fo:country="GR" style:text-underline-style="none" fo:font-weight="normal" officeooo:rsid="0011a798" officeooo:paragraph-rsid="0011d499" style:font-size-asian="12.25pt" style:font-weight-asian="normal" style:font-size-complex="14pt" style:font-weight-complex="normal"/>
    </style:style>
    <style:style style:name="P6" style:family="paragraph" style:parent-style-name="Standard">
      <style:text-properties fo:language="el" fo:country="GR" officeooo:rsid="0011a798" officeooo:paragraph-rsid="0011a798"/>
    </style:style>
    <style:style style:name="P7" style:family="paragraph" style:parent-style-name="Standard">
      <style:paragraph-properties fo:text-align="center" style:justify-single-word="false"/>
      <style:text-properties fo:language="el" fo:country="GR" style:text-underline-style="solid" style:text-underline-width="auto" style:text-underline-color="font-color" fo:font-weight="bold" officeooo:rsid="0011a798" officeooo:paragraph-rsid="0011a798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fo:language="el" fo:country="GR" style:text-underline-style="solid" style:text-underline-width="auto" style:text-underline-color="font-color" fo:font-weight="bold" officeooo:rsid="0011a798" officeooo:paragraph-rsid="0011a798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fo:language="el" fo:country="GR" style:text-underline-style="none" fo:font-weight="normal" officeooo:rsid="0011d499" officeooo:paragraph-rsid="0011d499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use-window-font-color="true" style:font-name="Liberation Serif" fo:font-size="12pt" fo:language="el" fo:country="GR" style:text-underline-style="none" fo:font-weight="normal" officeooo:rsid="0011d499" officeooo:paragraph-rsid="0011d499" fo:background-color="transparent" style:font-size-asian="12pt" style:font-weight-asian="normal" style:font-size-complex="12pt" style:font-weight-complex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language="el" fo:country="GR"/>
    </style:style>
    <style:style style:name="T3" style:family="text">
      <style:text-properties fo:language="el" fo:country="GR" style:text-underline-style="solid" style:text-underline-width="auto" style:text-underline-color="font-color"/>
    </style:style>
    <style:style style:name="T4" style:family="text">
      <style:text-properties officeooo:rsid="0011d499"/>
    </style:style>
    <style:style style:name="T5" style:family="text">
      <style:text-properties style:use-window-font-color="true" style:font-name="Liberation Serif" fo:font-size="12pt" fo:background-color="transparent" loext:char-shading-value="0" style:font-size-asian="12pt" style:font-size-complex="12pt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ompilers Project 1</text:p>
      <text:p text:style-name="P3">Part 1</text:p>
      <text:p text:style-name="P4"><text:span text:style-name="T3">Μεταγλώττιση</text:span> <text:span text:style-name="T2">με τη χρήση make. Και εκτέλεση με make run ή java Main.</text:span></text:p>
      <text:p text:style-name="P4"><text:span text:style-name="T2"/></text:p>
      <text:p text:style-name="P4"><text:span text:style-name="T2">Αρχικά μετατροπή της γραμματικής σε μορφή LL(1), όπως βλέπουμε παρακάτω. </text:span></text:p>
      <text:p text:style-name="P1">Grammar</text:p>
      <text:p text:style-name="Standard">Expr → <text:s/>term expr2</text:p>
      <text:p text:style-name="Standard">expr2 → op1 term expr2</text:p>
      <text:p text:style-name="Standard"><text:s text:c="11"/>| ε</text:p>
      <text:p text:style-name="Standard"><text:s/>term → factor term2</text:p>
      <text:p text:style-name="Standard"><text:s/>term2 → op2 factor term2</text:p>
      <text:p text:style-name="Standard"><text:s text:c="11"/>| ε</text:p>
      <text:p text:style-name="Standard"><text:s/>factor → num</text:p>
      <text:p text:style-name="Standard"><text:s text:c="10"/>| (expr)</text:p>
      <text:p text:style-name="Standard"><text:s/>op1 → +</text:p>
      <text:p text:style-name="Standard"><text:s text:c="7"/><text:tab/>| -</text:p>
      <text:p text:style-name="Standard"><text:s/>op2 → <text:s/>**</text:p>
      <text:p text:style-name="Standard"><text:s/>num → <text:s/>0</text:p>
      <text:p text:style-name="Standard"><text:s text:c="7"/><text:tab/>| digit2</text:p>
      <text:p text:style-name="Standard"><text:s text:c="7"/><text:tab/>| digit2 num2</text:p>
      <text:p text:style-name="Standard"><text:s/>num2 → digit</text:p>
      <text:p text:style-name="Standard"><text:s text:c="8"/>|<text:tab/> digit num2</text:p>
      <text:p text:style-name="Standard"><text:s/>digit2 → 1...9</text:p>
      <text:p text:style-name="Standard"><text:s/>digit → 0...9</text:p>
      <text:p text:style-name="Standard"><draw:frame draw:style-name="fr1" draw:name="Object1" text:anchor-type="paragraph" svg:x="0.0307in" svg:y="0in" svg:width="8.5in" svg:height="1.1839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6">Έπειτα υλοποίηση ενός parser recursive descent, ακολουθώντας τους κανόνες. Υλοποίηση έξτρα συναρτήσεων για βοήθεια στο parsing. </text:p>
      <text:p text:style-name="P6">Για την αποτίμηση των εκφράσεων χρησιμοποιείται το αποτέλεσμα της προηγούμενης πράξης, μέσω ορίσματος, προς τα κάτω στις αναδρομικές κλήσεις (πχ για τον υπολογισμό της τιμής του term2 χρησιμοποιείται η τιμή του term).</text:p>
      <text:p text:style-name="P8"/>
      <text:p text:style-name="P7"><text:soft-page-break/>Part 2</text:p>
      <text:p text:style-name="P5"><text:span text:style-name="T1">Μεταγλώττιση</text:span> με τη χρήση make <text:span text:style-name="T4">compile</text:span>. Και εκτέλεση με make <text:span text:style-name="T4">excecute. Αν παραχθεί αρχείο Main.java με ανακατεύθυνση εξόδου μεταγλώττιση και εκτέλεση με make main.</text:span></text:p>
      <text:p text:style-name="P9"/>
      <text:p text:style-name="P9">Χρήση των εργαλείων FLEX και CUP για την παραγωγή Scanner και Parser. </text:p>
      <text:p text:style-name="P9">Τα τερματικά σύμβολα που παράγει ο Scanner ειναι τα:</text:p>
      <text:p text:style-name="P9"><text:span text:style-name="T5">PLUS, LPAREN, RPAREN, LBRACK, RBRACK, COMMA, IF, ELSE, PREFIX, SUFFIX</text:span></text:p>
      <text:p text:style-name="P10">STRING_LITERAL, IDENTIFIER</text:p>
      <text:p text:style-name="P10"/>
      <text:p text:style-name="P10">Η γραμματική είναι χωρισμένη σε 2 κύριες κατηγορίες τις δηλώσεις συναρτήσεων και τις εκφράσεις.</text:p>
      <text:p text:style-name="P10">Πρώτα έρχονται οι δηλώσεις και έπειτα οι εκφράσεις. Στις δηλώσεις συναρτήσεων επιτρέπεται η χρήση ονομάτων μεταβλητών και στα ορίσματα, αλλά και στο σώμα της συνάρτησης ενώ στις απλές εκφράσεις όχι.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Roboto Mono" svg:font-family="'Roboto Mono', 'Droid Sans Mono', monospace, monospace, 'Droid Sans Fallback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05T17:33:45.443956057</meta:creation-date>
    <dc:date>2021-04-17T16:05:12.696254917</dc:date>
    <meta:editing-duration>PT4M20S</meta:editing-duration>
    <meta:editing-cycles>2</meta:editing-cycles>
    <meta:generator>LibreOffice/6.0.7.3$Linux_X86_64 LibreOffice_project/00m0$Build-3</meta:generator>
    <meta:document-statistic meta:table-count="0" meta:image-count="0" meta:object-count="1" meta:page-count="2" meta:paragraph-count="33" meta:word-count="235" meta:character-count="1478" meta:non-whitespace-character-count="119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JetBrains Mono" svg:font-family="'JetBrains Mono'" style:font-family-generic="moder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06.5pt"/>
    </style:style>
    <style:style style:name="co3" style:family="table-column">
      <style:table-column-properties fo:break-before="auto" style:column-width="109.59pt"/>
    </style:style>
    <style:style style:name="co4" style:family="table-column">
      <style:table-column-properties fo:break-before="auto" style:column-width="123.51pt"/>
    </style:style>
    <style:style style:name="co5" style:family="table-column">
      <style:table-column-properties fo:break-before="auto" style:column-width="98.7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0.06pt solid #000000" fo:border-left="none" fo:border-right="none" fo:border-top="non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none" fo:wrap-option="wrap" fo:border-left="none" fo:border-right="none" fo:border-top="0.06pt solid #000000"/>
      <style:text-properties fo:color="#000000" style:text-outline="false" style:text-line-through-style="none" style:text-line-through-type="none" style:font-name="Liberation Serif" fo:font-size="10pt" fo:language="none" fo:country="none" fo:font-style="italic" fo:text-shadow="none" style:text-underline-style="none" fo:font-weight="normal" style:text-underline-mode="continuous" style:text-overline-mode="continuous" style:text-line-through-mode="continuous" style:font-name-asian="JetBrains Mono" style:font-size-asian="10pt" style:language-asian="none" style:country-asian="none" style:font-style-asian="italic" style:font-weight-asian="normal" style:font-name-complex="JetBrains Mono" style:font-size-complex="10pt" style:language-complex="none" style:country-complex="none" style:font-style-complex="italic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0.06pt solid #000000" fo:wrap-option="wrap" fo:border-left="none" fo:border-right="none" fo:border-top="non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-bottom="none" fo:border-left="none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none" fo:wrap-option="wrap" fo:border-left="none" fo:border-right="0.06pt solid #000000" fo:border-top="non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-bottom="none" fo:border-left="none" fo:border-right="0.06pt solid #000000" fo:border-top="non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-bottom="0.06pt solid #000000" fo:border-left="none" fo:border-right="0.06pt solid #000000" fo:border-top="none"/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none" fo:wrap-option="wrap" fo:border-left="0.06pt solid #000000" fo:border-right="none" fo:border-top="0.06pt solid #000000"/>
      <style:text-properties fo:color="#000000" style:text-outline="false" style:text-line-through-style="none" style:text-line-through-type="none" style:font-name="Liberation Serif" fo:font-size="10pt" fo:language="none" fo:country="none" fo:font-style="italic" fo:text-shadow="none" style:text-underline-style="none" fo:font-weight="normal" style:text-underline-mode="continuous" style:text-overline-mode="continuous" style:text-line-through-mode="continuous" style:font-name-asian="JetBrains Mono" style:font-size-asian="10pt" style:language-asian="none" style:country-asian="none" style:font-style-asian="italic" style:font-weight-asian="normal" style:font-name-complex="JetBrains Mono" style:font-size-complex="10pt" style:language-complex="none" style:country-complex="none" style:font-style-complex="italic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none" fo:border-left="0.06pt solid #000000" fo:border-right="none" fo:border-top="non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none" fo:wrap-option="wrap" fo:border-left="0.06pt solid #000000" fo:border-right="none" fo:border-top="non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06pt solid #000000" fo:wrap-option="wrap" fo:border-left="0.06pt solid #000000" fo:border-right="none" fo:border-top="non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none" fo:border-left="none" fo:border-right="none" fo:border-top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border-bottom="none" fo:wrap-option="wrap" fo:border-left="0.06pt solid #000000" fo:border-right="none" fo:border-top="0.06pt solid #000000"/>
      <style:text-properties fo:color="#000000" style:text-outline="false" style:text-line-through-style="none" style:text-line-through-type="none" style:font-name="Liberation Serif" fo:font-size="10pt" fo:language="none" fo:country="none" fo:font-style="italic" fo:text-shadow="none" style:text-underline-style="none" fo:font-weight="normal" style:text-underline-mode="continuous" style:text-overline-mode="continuous" style:text-line-through-mode="continuous" style:font-name-asian="JetBrains Mono" style:font-size-asian="10pt" style:language-asian="none" style:country-asian="none" style:font-style-asian="italic" style:font-weight-asian="normal" style:font-name-complex="JetBrains Mono" style:font-size-complex="10pt" style:language-complex="none" style:country-complex="none" style:font-style-complex="italic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order-bottom="none" fo:border-left="0.06pt solid #000000" fo:border-right="none" fo:border-top="non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border-bottom="none" fo:wrap-option="wrap" fo:border-left="0.06pt solid #000000" fo:border-right="none" fo:border-top="non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border-bottom="0.06pt solid #000000" fo:wrap-option="wrap" fo:border-left="0.06pt solid #000000" fo:border-right="none" fo:border-top="non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border-bottom="none" fo:border-left="none" fo:border-right="none" fo:border-top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fo:border-bottom="0.06pt solid #000000" fo:border-left="none" fo:border-right="none" fo:border-top="non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border-bottom="none" fo:wrap-option="wrap" fo:border-left="none" fo:border-right="none" fo:border-top="0.06pt solid #000000"/>
      <style:text-properties fo:color="#000000" style:text-outline="false" style:text-line-through-style="none" style:text-line-through-type="none" style:font-name="Liberation Serif" fo:font-size="10pt" fo:language="none" fo:country="none" fo:font-style="italic" fo:text-shadow="none" style:text-underline-style="none" fo:font-weight="normal" style:text-underline-mode="continuous" style:text-overline-mode="continuous" style:text-line-through-mode="continuous" style:font-name-asian="JetBrains Mono" style:font-size-asian="10pt" style:language-asian="none" style:country-asian="none" style:font-style-asian="italic" style:font-weight-asian="normal" style:font-name-complex="JetBrains Mono" style:font-size-complex="10pt" style:language-complex="none" style:country-complex="none" style:font-style-complex="italic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fo:border-bottom="0.06pt solid #000000" fo:wrap-option="wrap" fo:border-left="none" fo:border-right="none" fo:border-top="non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fo:border-bottom="none" fo:border-left="none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able-cell-properties fo:border-bottom="none" fo:wrap-option="wrap" fo:border-left="none" fo:border-right="0.06pt solid #000000" fo:border-top="non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fo:border-bottom="none" fo:border-left="none" fo:border-right="0.06pt solid #000000" fo:border-top="non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>
      <style:table-cell-properties fo:border-bottom="0.06pt solid #000000" fo:border-left="none" fo:border-right="0.06pt solid #000000" fo:border-top="none"/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Liberation Serif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3"/>
        <table:table-column table:style-name="co2" table:default-cell-style-name="ce36"/>
        <table:table-column table:style-name="co3" table:default-cell-style-name="ce40"/>
        <table:table-column table:style-name="co4" table:default-cell-style-name="ce41"/>
        <table:table-column table:style-name="co5" table:default-cell-style-name="ce41"/>
        <table:table-column table:style-name="co1" table:default-cell-style-name="ce40"/>
        <table:table-column table:style-name="co1" table:default-cell-style-name="ce46"/>
        <table:table-row table:style-name="ro1">
          <table:table-cell table:style-name="Default"/>
          <table:table-cell table:style-name="ce34" office:value-type="string" calcext:value-type="string">
            <text:p>0..9</text:p>
          </table:table-cell>
          <table:table-cell table:style-name="ce34" office:value-type="string" calcext:value-type="string">
            <text:p>+ / -</text:p>
          </table:table-cell>
          <table:table-cell table:style-name="ce34" office:value-type="string" calcext:value-type="string">
            <text:p>**</text:p>
          </table:table-cell>
          <table:table-cell table:style-name="ce34" office:value-type="string" calcext:value-type="string">
            <text:p>(</text:p>
          </table:table-cell>
          <table:table-cell table:style-name="ce34" office:value-type="string" calcext:value-type="string">
            <text:p>)</text:p>
          </table:table-cell>
          <table:table-cell table:style-name="ce34" office:value-type="string" calcext:value-type="string">
            <text:p>$</text:p>
          </table:table-cell>
        </table:table-row>
        <table:table-row table:style-name="ro1">
          <table:table-cell office:value-type="string" calcext:value-type="string">
            <text:p>expr</text:p>
          </table:table-cell>
          <table:table-cell table:style-name="ce35" office:value-type="string" calcext:value-type="string">
            <text:p>Expr → term expr2</text:p>
          </table:table-cell>
          <table:table-cell table:number-columns-repeated="2" table:style-name="ce39" office:value-type="string" calcext:value-type="string">
            <text:p>error</text:p>
          </table:table-cell>
          <table:table-cell table:style-name="ce43" office:value-type="string" calcext:value-type="string">
            <text:p>Expr → term expr2</text:p>
          </table:table-cell>
          <table:table-cell table:style-name="ce39" office:value-type="string" calcext:value-type="string">
            <text:p>error</text:p>
          </table:table-cell>
          <table:table-cell table:style-name="ce45" office:value-type="string" calcext:value-type="string">
            <text:p>error</text:p>
          </table:table-cell>
        </table:table-row>
        <table:table-row table:style-name="ro1">
          <table:table-cell office:value-type="string" calcext:value-type="string">
            <text:p>expr2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Expr2 → <text:s/>op1 term expr2</text:p>
          </table:table-cell>
          <table:table-cell table:number-columns-repeated="2" office:value-type="string" calcext:value-type="string">
            <text:p>error</text:p>
          </table:table-cell>
          <table:table-cell table:number-columns-repeated="2" office:value-type="string" calcext:value-type="string">
            <text:p>expr2 →ε </text:p>
          </table:table-cell>
        </table:table-row>
        <table:table-row table:style-name="ro2">
          <table:table-cell office:value-type="string" calcext:value-type="string">
            <text:p>term</text:p>
          </table:table-cell>
          <table:table-cell table:style-name="ce37" office:value-type="string" calcext:value-type="string">
            <text:p>Term → <text:s/>factor term2</text:p>
          </table:table-cell>
          <table:table-cell table:style-name="ce41" office:value-type="string" calcext:value-type="string">
            <text:p>error</text:p>
          </table:table-cell>
          <table:table-cell office:value-type="string" calcext:value-type="string">
            <text:p>error</text:p>
          </table:table-cell>
          <table:table-cell table:style-name="ce40" office:value-type="string" calcext:value-type="string">
            <text:p>Term → <text:s/>factor term2</text:p>
          </table:table-cell>
          <table:table-cell table:style-name="ce41" office:value-type="string" calcext:value-type="string">
            <text:p>error</text:p>
          </table:table-cell>
          <table:table-cell table:style-name="ce47" office:value-type="string" calcext:value-type="string">
            <text:p>error</text:p>
          </table:table-cell>
        </table:table-row>
        <table:table-row table:style-name="ro1">
          <table:table-cell office:value-type="string" calcext:value-type="string">
            <text:p>tem2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Term2 → ε</text:p>
          </table:table-cell>
          <table:table-cell table:style-name="ce40" office:value-type="string" calcext:value-type="string">
            <text:p>Term2 → <text:s/>op2 factor term2</text:p>
          </table:table-cell>
          <table:table-cell/>
          <table:table-cell table:number-columns-repeated="2" office:value-type="string" calcext:value-type="string">
            <text:p>Term2 → ε</text:p>
          </table:table-cell>
        </table:table-row>
        <table:table-row table:style-name="ro1">
          <table:table-cell office:value-type="string" calcext:value-type="string">
            <text:p>factor</text:p>
          </table:table-cell>
          <table:table-cell table:style-name="ce38" office:value-type="string" calcext:value-type="string">
            <text:p>Factor → num</text:p>
          </table:table-cell>
          <table:table-cell table:number-columns-repeated="2" table:style-name="ce42" office:value-type="string" calcext:value-type="string">
            <text:p>error</text:p>
          </table:table-cell>
          <table:table-cell table:style-name="ce44" office:value-type="string" calcext:value-type="string">
            <text:p><text:span text:style-name="T2">Factor </text:span> →  (expr)</text:p>
          </table:table-cell>
          <table:table-cell table:style-name="ce42" office:value-type="string" calcext:value-type="string">
            <text:p>error</text:p>
          </table:table-cell>
          <table:table-cell table:style-name="ce48" office:value-type="string" calcext:value-type="string">
            <text:p>error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JetBrains Mono" svg:font-family="'JetBrains Mono'" style:font-family-generic="moder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841.89pt" fo:page-height="595.3pt" style:num-format="1" style:print-orientation="landscap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5">00/00/0000</text:date>, <text:time style:data-style-name="N2" text:time-value="17:35:38.23225328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